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style:contextual-spacing="false" style:line-height-at-least="0.176cm"/>
      <style:text-properties officeooo:paragraph-rsid="0013203c"/>
    </style:style>
    <style:style style:name="P2" style:family="paragraph" style:parent-style-name="Standard">
      <style:paragraph-properties fo:margin-top="0.049cm" fo:margin-bottom="0.049cm" style:contextual-spacing="false" style:line-height-at-least="0.176cm"/>
      <style:text-properties officeooo:paragraph-rsid="00157b40"/>
    </style:style>
    <style:style style:name="P3" style:family="paragraph" style:parent-style-name="Standard">
      <style:paragraph-properties fo:margin-top="0.049cm" fo:margin-bottom="0.049cm" style:contextual-spacing="false" style:line-height-at-least="0.176cm"/>
      <style:text-properties officeooo:paragraph-rsid="0018df45"/>
    </style:style>
    <style:style style:name="P4" style:family="paragraph" style:parent-style-name="Standard">
      <style:paragraph-properties fo:margin-top="0.049cm" fo:margin-bottom="0.049cm" style:contextual-spacing="false" style:line-height-at-least="0.176cm"/>
      <style:text-properties officeooo:paragraph-rsid="00194ac3"/>
    </style:style>
    <style:style style:name="P5" style:family="paragraph" style:parent-style-name="Standard" style:master-page-name="Standard">
      <style:paragraph-properties fo:margin-top="0.049cm" fo:margin-bottom="0.049cm" style:contextual-spacing="false" style:line-height-at-least="0.176cm" style:page-number="auto"/>
      <style:text-properties style:font-name="Times New Roman" fo:font-size="24pt" fo:font-weight="bold" officeooo:paragraph-rsid="001013ba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12331e" officeooo:paragraph-rsid="001e6977" style:font-name-asian="Times New Roman1" style:font-size-asian="18pt" style:language-asian="de" style:country-asian="DE" style:font-name-complex="Times New Roman1" style:font-size-complex="18pt"/>
    </style:style>
    <style:style style:name="P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12331e" officeooo:paragraph-rsid="0023eadc" style:font-name-asian="Times New Roman1" style:font-size-asian="15.75pt" style:language-asian="de" style:country-asian="DE" style:font-name-complex="Times New Roman1" style:font-size-complex="18pt"/>
    </style:style>
    <style:style style:name="P9" style:family="paragraph" style:parent-style-name="Standard" style:list-style-name="WWNum2">
      <style:paragraph-properties fo:margin-top="0.049cm" fo:margin-bottom="0.049cm" style:contextual-spacing="false" style:line-height-at-least="0.176cm"/>
      <style:text-properties style:font-name="Times New Roman" fo:font-size="12pt" fo:language="en" fo:country="US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0" style:family="paragraph" style:parent-style-name="Standard" style:list-style-name="WWNum2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1" style:family="paragraph" style:parent-style-name="Standard" style:list-style-name="WWNum3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2" style:family="paragraph" style:parent-style-name="Standard" style:list-style-name="WWNum4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3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4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paragraph-rsid="001ff083" style:font-name-asian="Times New Roman1" style:font-size-asian="12pt" style:language-asian="de" style:country-asian="DE" style:font-name-complex="Times New Roman1" style:font-size-complex="12pt"/>
    </style:style>
    <style:style style:name="P15" style:family="paragraph" style:parent-style-name="Standard" style:list-style-name="WWNum6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6" style:family="paragraph" style:parent-style-name="Standard" style:list-style-name="WWNum7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7" style:family="paragraph" style:parent-style-name="Standard" style:list-style-name="WWNum8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9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0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paragraph-rsid="0023eadc" style:font-name-asian="Times New Roman1" style:font-size-asian="12pt" style:language-asian="de" style:country-asian="DE" style:font-name-complex="Times New Roman1" style:font-size-complex="12pt"/>
    </style:style>
    <style:style style:name="P21" style:family="paragraph" style:parent-style-name="Standard" style:list-style-name="WWNum10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2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3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06d35" officeooo:paragraph-rsid="00106d35" style:font-name-asian="Times New Roman1" style:font-size-asian="12pt" style:language-asian="de" style:country-asian="DE" style:font-name-complex="Times New Roman1" style:font-size-complex="12pt"/>
    </style:style>
    <style:style style:name="P2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2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5055e" style:font-name-asian="Times New Roman1" style:font-size-asian="12pt" style:language-asian="de" style:country-asian="DE" style:font-name-complex="Times New Roman1" style:font-size-complex="12pt"/>
    </style:style>
    <style:style style:name="P2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2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3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3203c" officeooo:paragraph-rsid="0013203c" style:font-name-asian="Times New Roman1" style:font-size-asian="12pt" style:language-asian="de" style:country-asian="DE" style:font-name-complex="Times New Roman1" style:font-size-complex="12pt"/>
    </style:style>
    <style:style style:name="P3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8df45" officeooo:paragraph-rsid="0018df45" style:font-name-asian="Times New Roman1" style:font-size-asian="12pt" style:language-asian="de" style:country-asian="DE" style:font-name-complex="Times New Roman1" style:font-size-complex="12pt"/>
    </style:style>
    <style:style style:name="P3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94ac3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3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3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2331e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3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3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3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1e6977" style:font-name-asian="Times New Roman1" style:font-size-asian="10.5pt" style:language-asian="de" style:country-asian="DE" style:font-name-complex="Times New Roman1" style:font-size-complex="12pt"/>
    </style:style>
    <style:style style:name="P3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23eadc" style:font-name-asian="Times New Roman1" style:font-size-asian="10.5pt" style:language-asian="de" style:country-asian="DE" style:font-name-complex="Times New Roman1" style:font-size-complex="12pt"/>
    </style:style>
    <style:style style:name="P3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3.5pt" fo:font-weight="bold" officeooo:paragraph-rsid="001013ba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4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24pt" fo:font-weight="bold" officeooo:paragraph-rsid="001013ba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41" style:family="paragraph" style:parent-style-name="Standard">
      <style:paragraph-properties fo:margin-top="0.049cm" fo:margin-bottom="0.049cm" style:contextual-spacing="false" style:line-height-at-least="0.176cm"/>
      <style:text-properties fo:font-size="18pt" fo:font-weight="bold" officeooo:paragraph-rsid="00106d35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top="0.049cm" fo:margin-bottom="0.049cm" style:contextual-spacing="false" style:line-height-at-least="0.176cm"/>
      <style:text-properties fo:font-size="18pt" officeooo:paragraph-rsid="001d0157" style:font-size-asian="18pt" style:font-size-complex="18pt"/>
    </style:style>
    <style:style style:name="T1" style:family="text">
      <style:text-properties style:font-name="Times New Roman" fo:font-size="12pt" officeooo:rsid="00106d35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officeooo:rsid="0013203c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style:font-name="Times New Roman" fo:font-size="12pt" officeooo:rsid="0015055e" style:font-name-asian="Times New Roman1" style:font-size-asian="12pt" style:language-asian="de" style:country-asian="DE" style:font-name-complex="Times New Roman1" style:font-size-complex="12pt"/>
    </style:style>
    <style:style style:name="T4" style:family="text">
      <style:text-properties style:font-name="Times New Roman" fo:font-size="12pt" officeooo:rsid="00157b40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officeooo:rsid="00175997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officeooo:rsid="0018df45" style:font-name-asian="Times New Roman1" style:font-size-asian="12pt" style:language-asian="de" style:country-asian="DE" style:font-name-complex="Times New Roman1" style:font-size-complex="12pt"/>
    </style:style>
    <style:style style:name="T7" style:family="text">
      <style:text-properties style:font-name="Times New Roman" fo:font-size="12pt" officeooo:rsid="00194ac3" style:font-name-asian="Times New Roman1" style:font-size-asian="12pt" style:language-asian="de" style:country-asian="DE" style:font-name-complex="Times New Roman1" style:font-size-complex="12pt"/>
    </style:style>
    <style:style style:name="T8" style:family="text">
      <style:text-properties style:font-name="Times New Roman" fo:font-size="12pt" officeooo:rsid="001a3593" style:font-name-asian="Times New Roman1" style:font-size-asian="12pt" style:language-asian="de" style:country-asian="DE" style:font-name-complex="Times New Roman1" style:font-size-complex="12pt"/>
    </style:style>
    <style:style style:name="T9" style:family="text">
      <style:text-properties style:font-name="Times New Roman" fo:font-size="12pt" officeooo:rsid="001c0685" style:font-name-asian="Times New Roman1" style:font-size-asian="12pt" style:language-asian="de" style:country-asian="DE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18df45" style:font-name-asian="Times New Roman1" style:font-size-asian="12pt" style:language-asian="de" style:country-asian="DE" style:font-name-complex="Times New Roman1" style:font-size-complex="12pt"/>
    </style:style>
    <style:style style:name="T11" style:family="text">
      <style:text-properties style:font-name="Times New Roman" officeooo:rsid="00106d35" style:font-name-asian="Times New Roman1" style:language-asian="de" style:country-asian="DE" style:font-name-complex="Times New Roman1"/>
    </style:style>
    <style:style style:name="T12" style:family="text">
      <style:text-properties style:font-name="Times New Roman" officeooo:rsid="00194ac3" style:font-name-asian="Times New Roman1" style:language-asian="de" style:country-asian="DE" style:font-name-complex="Times New Roman1"/>
    </style:style>
    <style:style style:name="T13" style:family="text">
      <style:text-properties style:font-name="Times New Roman" fo:font-weight="bold" officeooo:rsid="001d0157" style:font-name-asian="Times New Roman1" style:language-asian="de" style:country-asian="DE" style:font-weight-asian="bold" style:font-name-complex="Times New Roman1" style:font-weight-complex="bold"/>
    </style:style>
    <style:style style:name="T14" style:family="text">
      <style:text-properties officeooo:rsid="001c0685"/>
    </style:style>
    <style:style style:name="T15" style:family="text">
      <style:text-properties officeooo:rsid="001c855d"/>
    </style:style>
    <style:style style:name="T16" style:family="text">
      <style:text-properties officeooo:rsid="001e6977"/>
    </style:style>
    <style:style style:name="T17" style:family="text">
      <style:text-properties fo:font-weight="bold" officeooo:rsid="001e6977" style:font-weight-asian="bold" style:font-weight-complex="bold"/>
    </style:style>
    <style:style style:name="T18" style:family="text">
      <style:text-properties officeooo:rsid="001ff083"/>
    </style:style>
    <style:style style:name="T19" style:family="text">
      <style:text-properties officeooo:rsid="002343d4"/>
    </style:style>
    <style:style style:name="T20" style:family="text">
      <style:text-properties officeooo:rsid="0023e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chnical Design Document</text:p>
      <text:p text:style-name="P40"/>
      <text:p text:style-name="P6">Team</text:p>
      <text:list xml:id="list40547018" text:style-name="WWNum2">
        <text:list-item>
          <text:p text:style-name="P9">Anne-Lena Simon (Team lead)</text:p>
        </text:list-item>
        <text:list-item>
          <text:p text:style-name="P10">Svenja Handreck</text:p>
        </text:list-item>
        <text:list-item>
          <text:p text:style-name="P10">Björn Golla</text:p>
        </text:list-item>
        <text:list-item>
          <text:p text:style-name="P10">Sebastian Rohde</text:p>
        </text:list-item>
      </text:list>
      <text:p text:style-name="P6"/>
      <text:p text:style-name="P6">Milestones</text:p>
      <text:p text:style-name="P39">Meilenstein I (16.05.2013)</text:p>
      <text:list xml:id="list40532973" text:style-name="WWNum3">
        <text:list-item>
          <text:p text:style-name="P11">Erstellen von UML-Diagrammen für das TDD</text:p>
        </text:list-item>
        <text:list-item>
          <text:p text:style-name="P11">Skripten von Events: Einarbeiten / <text:span text:style-name="T20">(Verworfen)</text:span></text:p>
        </text:list-item>
        <text:list-item>
          <text:p text:style-name="P11">Design von UI-Elementen</text:p>
        </text:list-item>
        <text:list-item>
          <text:p text:style-name="P11">Dokumentation der Architektur</text:p>
        </text:list-item>
        <text:list-item>
          <text:p text:style-name="P11">Fertigstellung des TDD</text:p>
          <text:p text:style-name="P11"/>
        </text:list-item>
      </text:list>
      <text:p text:style-name="P39">Meilenstein II (14.06.2013)</text:p>
      <text:list xml:id="list40530258" text:style-name="WWNum4">
        <text:list-item>
          <text:p text:style-name="P12">3D Modellierung</text:p>
        </text:list-item>
        <text:list-item>
          <text:p text:style-name="P12">Implementierung der Spielobjekte</text:p>
        </text:list-item>
        <text:list-item>
          <text:p text:style-name="P12">Szenenmanager implementieren</text:p>
        </text:list-item>
        <text:list-item>
          <text:p text:style-name="P12">Schokolinsen und Belohnungssystem implementieren</text:p>
        </text:list-item>
        <text:list-item>
          <text:p text:style-name="P12">Protagonisten implementieren</text:p>
        </text:list-item>
        <text:list-item>
          <text:p text:style-name="P12">Implementierung der Kamera</text:p>
        </text:list-item>
        <text:list-item>
          <text:p text:style-name="P12">Umsetzen von Speichern und Laden</text:p>
          <text:p text:style-name="P12"/>
        </text:list-item>
      </text:list>
      <text:p text:style-name="P39">Meilenstein III (12.07.2013)</text:p>
      <text:list xml:id="list40548200" text:style-name="WWNum5">
        <text:list-item>
          <text:p text:style-name="P13">Testlevel "einfache" Rätseltypen </text:p>
          <text:list>
            <text:list-item>
              <text:p text:style-name="P13">Testlevel Schieberätsel erstellen</text:p>
            </text:list-item>
            <text:list-item>
              <text:p text:style-name="P13">Testlevel Rutschrätsel erstellen</text:p>
            </text:list-item>
          </text:list>
        </text:list-item>
        <text:list-item>
          <text:p text:style-name="P13">Testlevel Höhlenrätsel erstellen</text:p>
        </text:list-item>
        <text:list-item>
          <text:p text:style-name="P13">Testlevel Spurwechsel erstellen</text:p>
        </text:list-item>
        <text:list-item>
          <text:p text:style-name="P13">Prototyp Bosskampf</text:p>
        </text:list-item>
        <text:list-item>
          <text:p text:style-name="P13">Soundeffekte einbinden</text:p>
        </text:list-item>
        <text:list-item>
          <text:p text:style-name="P13">Shader implementieren</text:p>
        </text:list-item>
        <text:list-item>
          <text:p text:style-name="P13">UI-Elemente integrieren</text:p>
        </text:list-item>
        <text:list-item>
          <text:p text:style-name="P14"><text:span text:style-name="T18">Bugfixes</text:span></text:p>
          <text:p text:style-name="P13"/>
        </text:list-item>
      </text:list>
      <text:p text:style-name="P39">Meilenstein IV (12.08.2013)</text:p>
      <text:list xml:id="list40527944" text:style-name="WWNum6">
        <text:list-item>
          <text:p text:style-name="P15">Leveldesign Schieberätsel, Rutschrätsel, Bosskampf </text:p>
          <text:list>
            <text:list-item>
              <text:p text:style-name="P15">Levelumsetzung Schieberätsel, Rutschrätsel, Bosskampf</text:p>
            </text:list-item>
          </text:list>
        </text:list-item>
        <text:list-item>
          <text:p text:style-name="P15"><text:soft-page-break/>Leveldesign Höhlenrätsel, Spurwechsel </text:p>
          <text:list>
            <text:list-item>
              <text:p text:style-name="P15">Levelumsetzung Höhlenrätsel, Bosskampf</text:p>
            </text:list-item>
          </text:list>
        </text:list-item>
        <text:list-item>
          <text:p text:style-name="P15"><text:span text:style-name="T18">Actions</text:span> implementieren </text:p>
        </text:list-item>
        <text:list-item>
          <text:p text:style-name="P15">3D-Modellierung und Animationen</text:p>
        </text:list-item>
      </text:list>
      <text:p text:style-name="P39">Einreichung des Spiels (01.09.2013)</text:p>
      <text:list xml:id="list40544882" text:style-name="WWNum7">
        <text:list-item>
          <text:p text:style-name="P16">Tests, Korrekturen, Feinschliff</text:p>
        </text:list-item>
      </text:list>
      <text:p text:style-name="P39">Zusatz (optionale Features - kein Termin)</text:p>
      <text:list xml:id="list40536835" text:style-name="WWNum8">
        <text:list-item>
          <text:p text:style-name="P17">Hintergrundmusik (Priorität: hoch)</text:p>
        </text:list-item>
        <text:list-item>
          <text:p text:style-name="P17">Bonuselemente, die der Spieler gegen Schokolinsen erwerben kann (Priorität: hoch)</text:p>
        </text:list-item>
        <text:list-item>
          <text:p text:style-name="P17">Challenge-Modus</text:p>
        </text:list-item>
        <text:list-item>
          <text:p text:style-name="P17">Speichern&amp;Laden mit mehreren Spielständen</text:p>
        </text:list-item>
        <text:list-item>
          <text:p text:style-name="P17">weitere Spielelemente für bessere Level</text:p>
        </text:list-item>
      </text:list>
      <text:p text:style-name="P6"/>
      <text:p text:style-name="P6">Das Spiel</text:p>
      <text:p text:style-name="P6"/>
      <text:p text:style-name="P39">Kurze Beschreibung</text:p>
      <text:p text:style-name="P18">In "Save the Sweets" spielt der Spieler einen Einwohner von Candyland, der sich auf eine Reise begibt, um seine Welt zu retten. Dabei muss er mehrere Aufgaben (in Form von Rätseln/Labyrinthen) meistern. Auf seiner Reise begegnet er einem weiteren Bewohner Candylands, dem er hilft und der sich ihm daraufhin anschließt.<text:line-break/>Am Ende stellen sie sich gemeinsam der Lakritze entgegen, die versucht, Candyland zu zerstören.</text:p>
      <text:p text:style-name="P39">Systemanforderungen</text:p>
      <text:list xml:id="list40551375" text:style-name="WWNum9">
        <text:list-item>
          <text:p text:style-name="P19">Windows Betriebssystem mit Unterstützung des XNA-Frameworks (empfohlen wird Windows 7)</text:p>
        </text:list-item>
        <text:list-item>
          <text:p text:style-name="P19">Xbox-Controller <text:span text:style-name="T14">(empfohlen aber optional)</text:span></text:p>
        </text:list-item>
        <text:list-item>
          <text:p text:style-name="P19">Balance-Board (empfohlen aber optional)</text:p>
        </text:list-item>
        <text:list-item>
          <text:p text:style-name="P20"><text:span text:style-name="T20">1GB RAM</text:span></text:p>
        </text:list-item>
        <text:list-item>
          <text:p text:style-name="P20"><text:span text:style-name="T20">Grafikkarte mit mindestens Shader Version 3</text:span></text:p>
        </text:list-item>
      </text:list>
      <text:p text:style-name="P18"/>
      <text:p text:style-name="P6">Entwicklung</text:p>
      <text:p text:style-name="P18">In diesem Abschnitt wird genauer auf die Tools und Ressourcen eingegangen, die in dem Projekt Verwendung finden.</text:p>
      <text:p text:style-name="P39">Verwendete Software</text:p>
      <text:list xml:id="list40557278" text:style-name="WWNum10">
        <text:list-item>
          <text:p text:style-name="P21">Microsoft Visual Studio 2010 als IDE</text:p>
        </text:list-item>
        <text:list-item>
          <text:p text:style-name="P21">Tortoise Git zur Versionierung</text:p>
        </text:list-item>
        <text:list-item>
          <text:p text:style-name="P21">Google Drive zur Dokumentation (ggf. stattdessen Projektmanagementsystem angeben)</text:p>
        </text:list-item>
        <text:list-item>
          <text:p text:style-name="P21">Blender zur Erstellung der 3D-Modelle und ihrer Animationen</text:p>
        </text:list-item>
        <text:list-item>
          <text:p text:style-name="P21">Projektmanagement über http://www.clockingit.com/ </text:p>
        </text:list-item>
        <text:list-item>
          <text:p text:style-name="P21">Tiled für das erstellen von Leveln</text:p>
        </text:list-item>
      </text:list>
      <text:p text:style-name="P39">Externer Code/Bibliotheken</text:p>
      <text:list xml:id="list40545476" text:style-name="WWNum11">
        <text:list-item>
          <text:p text:style-name="P22">Nutzung des XNA-Frameworks für C# </text:p>
          <text:list>
            <text:list-item>
              <text:p text:style-name="P22">.NET Framework 4 Full wegen IntermediateSerializer zum Speichern des Spiels</text:p>
            </text:list-item>
            <text:list-item>
              <text:p text:style-name="P22"><text:soft-page-break/>HLSL für Shader</text:p>
            </text:list-item>
          </text:list>
        </text:list-item>
        <text:list-item>
          <text:p text:style-name="P22">Ruminate XNA/MonoGame 4.0 GUI</text:p>
        </text:list-item>
        <text:list-item>
          <text:p text:style-name="P23">Nutzung der DLL, die zur Einbindung der Balance-Boards zur Verfügung steht</text:p>
        </text:list-item>
      </text:list>
      <text:p text:style-name="P24"/>
      <text:p text:style-name="P24"/>
      <text:p text:style-name="P42"><text:span text:style-name="T13">Klassendiagramm</text:span></text:p>
      <text:p text:style-name="P41"><text:span text:style-name="T1"/></text:p>
      <text:p text:style-name="P41"><text:span text:style-name="T1"/></text:p>
      <text:p text:style-name="P41"><text:span text:style-name="T1"/></text:p>
      <text:p text:style-name="P41"><text:span text:style-name="T11">Architektur </text:span><text:span text:style-name="T12">- Hauptkomponenten</text:span></text:p>
      <text:p text:style-name="P25"/>
      <text:p text:style-name="P33">Gameconstants</text:p>
      <text:p text:style-name="P26"/>
      <text:p text:style-name="P30">Die Gameconstants Klasse enthält Konstanten, die zum Debuging öfters geändert werden <text:span text:style-name="T14">müssen</text:span>, <text:s/>und Parameter darstellen die wichtig für zentrale Klassen oderMethoden sind. Sie enthält zum Beispiel Pfade zu zu ladenden Dateien, die Standard – Eingabegärete oder die Startposition des Spielers.</text:p>
      <text:p text:style-name="P26"/>
      <text:p text:style-name="P33">Updateinfo</text:p>
      <text:p text:style-name="P26"/>
      <text:p text:style-name="P1"><text:span text:style-name="T2">Die Updateinfo Klasse enthält Info</text:span><text:span text:style-name="T9">r</text:span><text:span text:style-name="T2">mation die während des Spiels aktualisiert wird, und für die Interaktion mehrerer Klassen wichtig sind. In ihr sind zum Beispiel das aktuelle Level, </text:span><text:span text:style-name="T3">Projektions- und View- Matrix oder Spielzustandsinformation.</text:span></text:p>
      <text:p text:style-name="P26"/>
      <text:p text:style-name="P33">GameObject</text:p>
      <text:p text:style-name="P27"/>
      <text:p text:style-name="P31">Sie enthält grundlegende Attribute wie ID, Position, BoundingBox, etc. Andere Objekte wie Hindernisse, Plattformen, Schalter und dynamische Objekte erben von dieser Klasse. </text:p>
      <text:p text:style-name="P31"/>
      <text:p text:style-name="P3"><text:span text:style-name="T10">Dynamicobjects</text:span><text:span text:style-name="T6"> <text:s/></text:span></text:p>
      <text:p text:style-name="P26"/>
      <text:p text:style-name="P3"><text:span text:style-name="T6">Diese Klasse bietet </text:span><text:span text:style-name="T7">grundlegende Funktionen zur Bewegung des Objekts, Kollision und </text:span><text:span text:style-name="T9">grundlegende Physik</text:span><text:span text:style-name="T7">. Sie </text:span><text:span text:style-name="T9">wird </text:span><text:span text:style-name="T7">als Basis für die spielbaren Objekte und die Actor Klasse genutzt .</text:span></text:p>
      <text:p text:style-name="P26"/>
      <text:p text:style-name="P33">Playable</text:p>
      <text:p text:style-name="P26"/>
      <text:p text:style-name="P2"><text:span text:style-name="T4">Die Playable-Klasse erbt von den DynamicObjects </text:span><text:span text:style-name="T5">und hat beschränktere Bewegungsmöglichkeiten. Sie hat jedoch die Zusätzlich zu den Methoden der Dynamicobjects-Klasse zusätzlich eine Kamera und </text:span><text:span text:style-name="T6">M</text:span><text:span text:style-name="T5">öglichkeiten diese zu steuern. </text:span></text:p>
      <text:p text:style-name="P26"/>
      <text:p text:style-name="P34"><text:span text:style-name="T14">Inputmanager</text:span></text:p>
      <text:p text:style-name="P26"/>
      <text:p text:style-name="P28"><text:span text:style-name="T14">Der Inputmanager verarbeitet die Nutzereingaben in Daten und reicht diese dann weiter. Hier wird zum Beispiel die Nutzereingabe in Weltkoordinaten umgerechnet und an den Spieler zu fortbewegung übergeben.</text:span></text:p>
      <text:p text:style-name="P26"><text:soft-page-break/></text:p>
      <text:p text:style-name="P33">Actor / Action</text:p>
      <text:p text:style-name="P32"/>
      <text:p text:style-name="P4"><text:span text:style-name="T7">Die Actor Klasse wird genutzt um </text:span><text:span text:style-name="T8">Z</text:span><text:span text:style-name="T7">wischensequenzen mit bewegten Figuren zu </text:span><text:span text:style-name="T8">animieren</text:span><text:span text:style-name="T7">.</text:span><text:span text:style-name="T8">Actors können können verschiedene Modelle laden. Mit Actions, die per Kollision mit Objekten ausgelöst werden haben mehrere verschiedene Aktionen: Das Erscheinen, Verschwinden, Bewegen eines Objekts, oder die Anzeige eines Dialogfensters.</text:span></text:p>
      <text:p text:style-name="P26"/>
      <text:p text:style-name="P33">Screenmanager</text:p>
      <text:p text:style-name="P26"/>
      <text:p text:style-name="P35"><text:span text:style-name="T14">Der Screenmanager verwaltet die einzelnen Spielbildschirme wie Hauptmenu, Dialoge, usw.</text:span></text:p>
      <text:p text:style-name="P33"/>
      <text:p text:style-name="P33">Scenemanager</text:p>
      <text:p text:style-name="P33"/>
      <text:p text:style-name="P36"><text:span text:style-name="T15">Hier wird das Spiel geupdated und gezeichnet. Der Scenemanager hat verweise zu Hauptkomponenten des Spiels.</text:span></text:p>
      <text:p text:style-name="P26"/>
      <text:p text:style-name="P33">Assetmanager</text:p>
      <text:p text:style-name="P26"/>
      <text:p text:style-name="P29"><text:span text:style-name="T15">Läd Modelle und Texturen und enthält von jeder eine Instanz. Diese werden dann als Referenz an die Modelle Übergeben.</text:span></text:p>
      <text:p text:style-name="P26"/>
      <text:p text:style-name="P33">Parser</text:p>
      <text:p text:style-name="P26"/>
      <text:p text:style-name="P29"><text:span text:style-name="T15">Die Daten aus denen ein Level besteht liegen zunächst als XML-Datei vor. Hier werden diese Dateien in Objekte übersetzt. </text:span></text:p>
      <text:p text:style-name="P26"/>
      <text:p text:style-name="P33">Areas/ Levels</text:p>
      <text:p text:style-name="P26"/>
      <text:p text:style-name="P29"><text:span text:style-name="T15">Die Spielwelt besteht aus Areas, die wiederum aus Leveln bestehen. Sie enthalten Spielobjekte, und <text:s text:c="2"/>Aktionen sowie die Update-methoden zur aktualisierung der Spielwelt.</text:span></text:p>
      <text:p text:style-name="P26"/>
      <text:p text:style-name="P33">SceneEditor</text:p>
      <text:p text:style-name="P33"/>
      <text:p text:style-name="P36"><text:span text:style-name="T15">Mit dem Sceneeditor können die mit Tiled erstellten Level - Dateien zusammengefügt werden und in eine XML-Datei übersetzt werden, die dann von den Parser im Spiel umsetzbar ist.</text:span></text:p>
      <text:p text:style-name="P36"><text:span text:style-name="T15"/></text:p>
      <text:p text:style-name="P7"><text:span text:style-name="T16">Grafik</text:span></text:p>
      <text:p text:style-name="P37"><text:span text:style-name="T16"/></text:p>
      <text:p text:style-name="P37"><text:span text:style-name="T16">In diesem Abschnitt wird detailliert, welche Anforderungen an die Grafik des Spiels gestellt </text:span></text:p>
      <text:p text:style-name="P37"><text:span text:style-name="T16">werden und wie diese erfüllt werden sollen.</text:span></text:p>
      <text:p text:style-name="P37"><text:span text:style-name="T16"/></text:p>
      <text:p text:style-name="P37"><text:span text:style-name="T16"> einfache, niedlich wirkende Formen</text:span></text:p>
      <text:p text:style-name="P37"><text:span text:style-name="T16"> bunte Farben, kein Realismus</text:span></text:p>
      <text:p text:style-name="P37"><text:soft-page-break/><text:span text:style-name="T16"> Cel-Shading (erfordert eigenen Shader)</text:span></text:p>
      <text:p text:style-name="P37"><text:span text:style-name="T16"> Schattenwurf (erfordert eigenen Shader)</text:span></text:p>
      <text:p text:style-name="P37"><text:span text:style-name="T16"/></text:p>
      <text:p text:style-name="P7"><text:span text:style-name="T16">Audio</text:span></text:p>
      <text:p text:style-name="P37"><text:span text:style-name="T16"/></text:p>
      <text:p text:style-name="P37"><text:span text:style-name="T16">Für die Hintergrundmusik und Soundeffekte sollen nach aktuellem Stand freie Ressourcen </text:span></text:p>
      <text:p text:style-name="P37"><text:span text:style-name="T16">verwendet werden. Eingebunden werden diese über XNA-eigene Mechanismen.</text:span></text:p>
      <text:p text:style-name="P37"><text:span text:style-name="T16">Soundeffekten sollte eine hohe Priorität gegeben werden, da sie ein wichtiger FeedbackMechanismus </text:span><text:span text:style-name="T19">sind.</text:span></text:p>
      <text:p text:style-name="P37"><text:span text:style-name="T16"/></text:p>
      <text:p text:style-name="P7"><text:span text:style-name="T16">Physiksimulation</text:span></text:p>
      <text:p text:style-name="P37"><text:span text:style-name="T16"/></text:p>
      <text:p text:style-name="P37"><text:span text:style-name="T16">Für Sprünge wird eine einfache Physik-Simulation verwendet werden, sowie für die Kollision verschiedener Objekte. Diese </text:span><text:span text:style-name="T19">sind</text:span><text:span text:style-name="T16"> Essentiell für jedes Jump &amp; Run Spiel.</text:span></text:p>
      <text:p text:style-name="P37"><text:span text:style-name="T16"/></text:p>
      <text:p text:style-name="P7"><text:span text:style-name="T16">Spiel-Objekte</text:span></text:p>
      <text:p text:style-name="P37"><text:span text:style-name="T16"/></text:p>
      <text:p text:style-name="P37"><text:span text:style-name="T16">Die Welt wird aus einzelnen Bausteinen aufgebaut, es gibt kein unterliegendes Terrain. Die </text:span></text:p>
      <text:p text:style-name="P37"><text:span text:style-name="T16">Welt setzt sich aus folgenden Elementen zusammen:</text:span></text:p>
      <text:p text:style-name="P37"><text:span text:style-name="T16"/></text:p>
      <text:p text:style-name="P37"><text:span text:style-name="T16"> Plattform </text:span></text:p>
      <text:p text:style-name="P37"><text:span text:style-name="T16"><text:tab/>o einfach</text:span></text:p>
      <text:p text:style-name="P37"><text:span text:style-name="T16"><text:tab/>o Bewegend</text:span></text:p>
      <text:p text:style-name="P37"><text:span text:style-name="T16"><text:tab/>o Zerbrechend</text:span></text:p>
      <text:p text:style-name="P37"><text:span text:style-name="T16"><text:tab/>o Schalter </text:span></text:p>
      <text:p text:style-name="P37"><text:span text:style-name="T16"><text:tab/><text:tab/> permanent</text:span></text:p>
      <text:p text:style-name="P37"><text:span text:style-name="T16"><text:tab/><text:tab/> nur aktiv, während Objekt auf Schalter steht</text:span></text:p>
      <text:p text:style-name="P37"><text:span text:style-name="T16"><text:tab/><text:tab/>Für kurze Zeit aktiv</text:span></text:p>
      <text:p text:style-name="P37"><text:span text:style-name="T16"><text:tab/><text:tab/> Schaltergruppen für Kombinationen (Zuständigkeit liegt beim </text:span></text:p>
      <text:p text:style-name="P37"><text:span text:style-name="T16"> Hindernis <text:s/></text:span></text:p>
      <text:p text:style-name="P37"><text:span text:style-name="T16"><text:tab/>o fest</text:span></text:p>
      <text:p text:style-name="P37"><text:span text:style-name="T16"><text:tab/>o überspringbar</text:span></text:p>
      <text:p text:style-name="P37"><text:span text:style-name="T16"><text:tab/>o zerstörbar</text:span></text:p>
      <text:p text:style-name="P37"><text:span text:style-name="T16"><text:tab/>o verschiebbar</text:span></text:p>
      <text:p text:style-name="P37"><text:span text:style-name="T16"/></text:p>
      <text:p text:style-name="P37"><text:span text:style-name="T16"/></text:p>
      <text:p text:style-name="P37"><text:span text:style-name="T16"> Hintergrund (Skybox)</text:span></text:p>
      <text:p text:style-name="P37"><text:span text:style-name="T16"/></text:p>
      <text:p text:style-name="P37"><text:span text:style-name="T16">Charaktere gibt es in dem Spiel verhältnismäßig wenige. Es gibt zwei Kategorien von </text:span></text:p>
      <text:p text:style-name="P37"><text:span text:style-name="T16">Charakteren, die jeweils auf ihrer eigenen von "GameObject" abgeleiteten Basisklasse </text:span></text:p>
      <text:p text:style-name="P37"><text:span text:style-name="T16">basieren:</text:span></text:p>
      <text:p text:style-name="P37"><text:span text:style-name="T16"/></text:p>
      <text:p text:style-name="P37"><text:span text:style-name="T16"> Spielbar </text:span></text:p>
      <text:p text:style-name="P37"><text:soft-page-break/><text:span text:style-name="T16"><text:tab/>o Protagonist</text:span></text:p>
      <text:p text:style-name="P37"><text:span text:style-name="T16"><text:tab/>o Begleiter</text:span></text:p>
      <text:p text:style-name="P37"><text:span text:style-name="T16"> NPC </text:span></text:p>
      <text:p text:style-name="P37"><text:span text:style-name="T16"><text:tab/>o Lakritze (Nutzt Komponente Actor) </text:span></text:p>
      <text:p text:style-name="P37"><text:span text:style-name="T16"><text:tab/>o Händler</text:span></text:p>
      <text:p text:style-name="P37"><text:span text:style-name="T16"/></text:p>
      <text:p text:style-name="P37"><text:span text:style-name="T16"><text:tab/>o Guide</text:span></text:p>
      <text:p text:style-name="P37"><text:span text:style-name="T16"><text:tab/>o Feen ( Blau:Tipps / Rot: Holen der Begleiters)</text:span></text:p>
      <text:p text:style-name="P37"><text:span text:style-name="T16"/></text:p>
      <text:p text:style-name="P37"><text:span text:style-name="T17">Weitere Spielobjekte sind</text:span><text:span text:style-name="T16">:</text:span></text:p>
      <text:p text:style-name="P37"><text:span text:style-name="T16"/></text:p>
      <text:p text:style-name="P37"><text:span text:style-name="T16"> Schokolinsen</text:span></text:p>
      <text:p text:style-name="P37"><text:span text:style-name="T16"> integrierte UI-Elemente </text:span></text:p>
      <text:p text:style-name="P37"><text:span text:style-name="T16"><text:tab/>o Dialoge</text:span></text:p>
      <text:p text:style-name="P37"><text:span text:style-name="T16"><text:tab/>o Karten</text:span></text:p>
      <text:p text:style-name="P37"><text:span text:style-name="T16"><text:tab/>o Speichern</text:span></text:p>
      <text:p text:style-name="P37"><text:span text:style-name="T16"><text:tab/>o Einkaufen</text:span></text:p>
      <text:p text:style-name="P37"><text:span text:style-name="T16"><text:tab/>o Belohnungsanzeige</text:span></text:p>
      <text:p text:style-name="P37"><text:span text:style-name="T16"/></text:p>
      <text:p text:style-name="P37"><text:span text:style-name="T16">In den einzelnen Rätselleveln werden Interaktionen durch die einzelnen Objekte selbst </text:span></text:p>
      <text:p text:style-name="P37"><text:span text:style-name="T16">behandelt. Zusätzlich gibt es eine Reihe von getriggerten Aktionen, die die Geschichte</text:span></text:p>
      <text:p text:style-name="P37"><text:span text:style-name="T16">voranbringen. Für diese (und für komplexere Beziehungen zwischen verschiedenen </text:span></text:p>
      <text:p text:style-name="P37"><text:span text:style-name="T16">Spielobjekten) sind der Event-Manager sowie die Actions zuständig.</text:span></text:p>
      <text:p text:style-name="P37"><text:span text:style-name="T16"/></text:p>
      <text:p text:style-name="P7"><text:span text:style-name="T16">Datenverwaltung</text:span></text:p>
      <text:p text:style-name="P37"><text:span text:style-name="T16"/></text:p>
      <text:p text:style-name="P37"><text:span text:style-name="T16">Das Speichern und Laden der Spieldaten soll mithilfe des IntermediateSerializers geschehen. </text:span></text:p>
      <text:p text:style-name="P37"><text:span text:style-name="T16">Dabei werden alle entsprechend markierten Objekteigenschaften und -strukturen in einem </text:span></text:p>
      <text:p text:style-name="P37"><text:span text:style-name="T16">XML-Format gespeichert und aus diesem auch wieder ausgelesen.</text:span></text:p>
      <text:p text:style-name="P37"><text:span text:style-name="T16"/></text:p>
      <text:p text:style-name="P8"><text:span text:style-name="T20">Technische Risiken</text:span></text:p>
      <text:p text:style-name="P37"><text:span text:style-name="T16"/></text:p>
      <text:p text:style-name="P38"><text:span text:style-name="T20"> Aufgrund von mangelnder Erfahrung </text:span></text:p>
      <text:p text:style-name="P38"><text:span text:style-name="T20">o können in der Planung grobe Fehler (Fehleinschätzung des Zeitbedarfs, </text:span></text:p>
      <text:p text:style-name="P38"><text:span text:style-name="T20">fehlende Arbeitspakete) enthalten sein</text:span></text:p>
      <text:p text:style-name="P38"><text:span text:style-name="T20">o können einige Elemente uns in der Implementierung große Schwierigkeiten </text:span></text:p>
      <text:p text:style-name="P38"><text:span text:style-name="T20">machen</text:span></text:p>
      <text:p text:style-name="P38"><text:span text:style-name="T20">o kann die bisherige technische Planung (vor allem Architektur, Spielobjekte) </text:span></text:p>
      <text:p text:style-name="P38"><text:span text:style-name="T20">sich als nicht zielführend herausstellen und größere Umstrukturierungen </text:span></text:p>
      <text:p text:style-name="P38"><text:span text:style-name="T20">erfordern</text:span></text:p>
      <text:p text:style-name="P38"><text:span text:style-name="T20"> Der Zeitaufwand, den wir für die Universität aufbringen müssen (Übungen, </text:span></text:p>
      <text:p text:style-name="P38"><text:span text:style-name="T20">Prüfungsvorbereitung, Praktika, Seminare) könnte die aktuelle Einschätzung (weit) </text:span></text:p>
      <text:p text:style-name="P38"><text:span text:style-name="T20">übersteigen und damit könnten große Teile der Entwicklung in die prüfungsfreie Zeit </text:span></text:p>
      <text:p text:style-name="P38"><text:soft-page-break/><text:span text:style-name="T20">verschoben werden müssen. Im schlimmsten Fall wird das Projekt nicht fertig.</text:span></text:p>
      <text:p text:style-name="P38"><text:span text:style-name="T20">Daher gibt es in jedem Meilenstein Pufferzeiten und der letzte Meilenstein sieht nur noch </text:span></text:p>
      <text:p text:style-name="P38"><text:span text:style-name="T20">Testen, Korrekturen und Nacharbeiten v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Label_20_2" style:display-name="ListLabel 2" style:family="text">
      <style:text-properties fo:font-size="10pt" style:font-size-asian="10pt" style:font-name-complex="Symbol1"/>
    </style:style>
    <style:style style:name="ListLabel_20_3" style:display-name="ListLabel 3" style:family="text">
      <style:text-properties fo:font-size="10pt" style:font-size-asian="10pt" style:font-name-complex="Courier New1"/>
    </style:style>
    <style:style style:name="ListLabel_20_4" style:display-name="ListLabel 4" style:family="text">
      <style:text-properties fo:font-size="10pt" style:font-size-asian="10pt"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9:33:05.05</meta:creation-date>
    <dc:date>2013-09-14T13:39:40.94</dc:date>
    <meta:editing-duration>PT2H40M22S</meta:editing-duration>
    <meta:editing-cycles>6</meta:editing-cycles>
    <meta:generator>LibreOffice/3.6$Windows_x86 LibreOffice_project/58f22d5-270d05a-e2abed1-ea17a85-9b5702</meta:generator>
    <meta:document-statistic meta:table-count="0" meta:image-count="0" meta:object-count="0" meta:page-count="7" meta:paragraph-count="172" meta:word-count="1153" meta:character-count="8475" meta:non-whitespace-character-count="7481"/>
  </office:meta>
</office:document-meta>
</file>